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modern" style:font-pitch="fixed"/>
    <style:font-face style:name="Arial Unicode MS1" svg:font-family="'Arial Unicode M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stroke-linejoin="miter" draw:fill="none" loext:fill-use-slide-background="false" draw:textarea-horizontal-align="justify" draw:textarea-vertical-align="middle" draw:auto-grow-height="false" draw:fit-to-size="false" style:shrink-to-fit="false" fo:min-height="0.348cm" fo:min-width="19.819cm" fo:padding-top="0.2cm" fo:padding-bottom="0.2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00000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none" loext:fill-use-slide-background="false" draw:textarea-horizontal-align="justify" draw:textarea-vertical-align="middle" draw:auto-grow-height="false" draw:fit-to-size="false" style:shrink-to-fit="false" fo:min-height="0.145cm" fo:min-width="0.073cm" fo:padding-top="0.2cm" fo:padding-bottom="0.2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000000" draw:stroke-linejoin="miter" draw:fill="none" loext:fill-use-slide-background="false" draw:textarea-horizontal-align="justify" draw:textarea-vertical-align="middle" draw:auto-grow-height="false" draw:fit-to-size="false" style:shrink-to-fit="false" fo:min-height="7.366cm" fo:min-width="5.652cm" fo:padding-top="0.2cm" fo:padding-bottom="0.2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stroke-linejoin="miter" draw:fill="none" loext:fill-use-slide-background="false" draw:textarea-horizontal-align="justify" draw:textarea-vertical-align="middle" draw:auto-grow-height="false" draw:fit-to-size="false" style:shrink-to-fit="false" fo:min-height="0.451cm" fo:min-width="0.351cm" fo:padding-top="0.2cm" fo:padding-bottom="0.2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name-asian="Arial Unicode MS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tangle: Rounded Corners 136" draw:style-name="gr1" draw:text-style-name="P1" draw:layer="layout" svg:width="20.399cm" svg:height="0.828cm" svg:x="1.655cm" svg:y="0.79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name="Straight Connector 137" draw:style-name="gr2" draw:text-style-name="P2" draw:layer="layout" draw:type="line" svg:x1="22.055cm" svg:y1="0.943cm" svg:x2="22.884cm" svg:y2="0.943cm" svg:d="M22055 943h829" svg:viewBox="0 0 830 1">
          <text:p/>
        </draw:connector>
        <draw:connector draw:name="Straight Connector 138" draw:style-name="gr2" draw:text-style-name="P2" draw:layer="layout" draw:type="line" svg:x1="22.055cm" svg:y1="1.109cm" svg:x2="22.884cm" svg:y2="1.109cm" svg:d="M22055 1109h829" svg:viewBox="0 0 830 1">
          <text:p/>
        </draw:connector>
        <draw:connector draw:name="Straight Connector 139" draw:style-name="gr2" draw:text-style-name="P2" draw:layer="layout" draw:type="line" svg:x1="22.055cm" svg:y1="1.276cm" svg:x2="22.884cm" svg:y2="1.276cm" svg:d="M22055 1276h829" svg:viewBox="0 0 830 1">
          <text:p/>
        </draw:connector>
        <draw:connector draw:name="Straight Connector 140" draw:style-name="gr2" draw:text-style-name="P2" draw:layer="layout" draw:type="line" svg:x1="22.055cm" svg:y1="1.442cm" svg:x2="22.884cm" svg:y2="1.442cm" svg:d="M22055 1442h829" svg:viewBox="0 0 830 1">
          <text:p/>
        </draw:connector>
        <draw:connector draw:name="Straight Connector 141" draw:style-name="gr2" draw:text-style-name="P2" draw:layer="layout" draw:type="line" svg:x1="0.826cm" svg:y1="0.928cm" svg:x2="1.655cm" svg:y2="0.928cm" svg:d="M826 928h829" svg:viewBox="0 0 830 1">
          <text:p/>
        </draw:connector>
        <draw:connector draw:name="Straight Connector 142" draw:style-name="gr2" draw:text-style-name="P2" draw:layer="layout" draw:type="line" svg:x1="0.826cm" svg:y1="1.095cm" svg:x2="1.655cm" svg:y2="1.095cm" svg:d="M826 1095h829" svg:viewBox="0 0 830 1">
          <text:p/>
        </draw:connector>
        <draw:connector draw:name="Straight Connector 143" draw:style-name="gr2" draw:text-style-name="P2" draw:layer="layout" draw:type="line" svg:x1="0.826cm" svg:y1="1.261cm" svg:x2="1.655cm" svg:y2="1.261cm" svg:d="M826 1261h829" svg:viewBox="0 0 830 1">
          <text:p/>
        </draw:connector>
        <draw:connector draw:name="Straight Connector 144" draw:style-name="gr2" draw:text-style-name="P2" draw:layer="layout" draw:type="line" svg:x1="0.826cm" svg:y1="1.427cm" svg:x2="1.655cm" svg:y2="1.427cm" svg:d="M826 1427h829" svg:viewBox="0 0 830 1">
          <text:p/>
        </draw:connector>
        <draw:custom-shape draw:name="Rectangle: Rounded Corners 145" draw:style-name="gr3" draw:text-style-name="P1" draw:layer="layout" svg:width="0.631cm" svg:height="0.603cm" svg:x="1.914cm" svg:y="0.90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46" draw:style-name="gr3" draw:text-style-name="P1" draw:layer="layout" svg:width="0.631cm" svg:height="0.603cm" svg:x="3.389cm" svg:y="0.90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47" draw:style-name="gr3" draw:text-style-name="P1" draw:layer="layout" svg:width="0.631cm" svg:height="0.603cm" svg:x="4.865cm" svg:y="0.90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48" draw:style-name="gr3" draw:text-style-name="P1" draw:layer="layout" svg:width="0.631cm" svg:height="0.603cm" svg:x="6.341cm" svg:y="0.90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49" draw:style-name="gr3" draw:text-style-name="P1" draw:layer="layout" svg:width="0.631cm" svg:height="0.603cm" svg:x="7.816cm" svg:y="0.90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50" draw:style-name="gr3" draw:text-style-name="P1" draw:layer="layout" svg:width="0.631cm" svg:height="0.603cm" svg:x="9.292cm" svg:y="0.90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51" draw:style-name="gr3" draw:text-style-name="P1" draw:layer="layout" svg:width="0.631cm" svg:height="0.603cm" svg:x="10.768cm" svg:y="0.90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52" draw:style-name="gr3" draw:text-style-name="P1" draw:layer="layout" svg:width="0.631cm" svg:height="0.603cm" svg:x="12.243cm" svg:y="0.90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53" draw:style-name="gr3" draw:text-style-name="P1" draw:layer="layout" svg:width="0.631cm" svg:height="0.603cm" svg:x="21.097cm" svg:y="0.90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54" draw:style-name="gr3" draw:text-style-name="P1" draw:layer="layout" svg:width="0.631cm" svg:height="0.603cm" svg:x="13.719cm" svg:y="0.90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55" draw:style-name="gr3" draw:text-style-name="P1" draw:layer="layout" svg:width="0.631cm" svg:height="0.603cm" svg:x="15.195cm" svg:y="0.90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56" draw:style-name="gr3" draw:text-style-name="P1" draw:layer="layout" svg:width="0.631cm" svg:height="0.603cm" svg:x="16.67cm" svg:y="0.90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57" draw:style-name="gr3" draw:text-style-name="P1" draw:layer="layout" svg:width="0.631cm" svg:height="0.603cm" svg:x="18.146cm" svg:y="0.90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58" draw:style-name="gr3" draw:text-style-name="P1" draw:layer="layout" svg:width="0.631cm" svg:height="0.603cm" svg:x="19.622cm" svg:y="0.90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59">
          <draw:connector draw:name="Straight Connector 160" draw:style-name="gr2" draw:text-style-name="P2" draw:layer="layout" draw:type="line" svg:x1="4.213cm" svg:y1="0.997cm" svg:x2="4.672cm" svg:y2="0.997cm" svg:d="M4213 997h459" svg:viewBox="0 0 460 1">
            <text:p/>
          </draw:connector>
          <draw:connector draw:name="Straight Connector 161" draw:style-name="gr2" draw:text-style-name="P2" draw:layer="layout" draw:type="line" svg:x1="4.213cm" svg:y1="1.42cm" svg:x2="4.672cm" svg:y2="1.42cm" svg:d="M4213 1420h459" svg:viewBox="0 0 460 1">
            <text:p/>
          </draw:connector>
          <draw:connector draw:name="Straight Connector 162" draw:style-name="gr2" draw:text-style-name="P2" draw:layer="layout" draw:type="line" svg:x1="4.213cm" svg:y1="1.208cm" svg:x2="4.672cm" svg:y2="1.208cm" svg:d="M4213 1208h459" svg:viewBox="0 0 460 1">
            <text:p/>
          </draw:connector>
        </draw:g>
        <draw:g draw:name="Group 163">
          <draw:connector draw:name="Straight Connector 164" draw:style-name="gr2" draw:text-style-name="P2" draw:layer="layout" draw:type="line" svg:x1="18.97cm" svg:y1="0.997cm" svg:x2="19.428cm" svg:y2="0.997cm" svg:d="M18970 997h458" svg:viewBox="0 0 459 1">
            <text:p/>
          </draw:connector>
          <draw:connector draw:name="Straight Connector 165" draw:style-name="gr2" draw:text-style-name="P2" draw:layer="layout" draw:type="line" svg:x1="18.97cm" svg:y1="1.42cm" svg:x2="19.428cm" svg:y2="1.42cm" svg:d="M18970 1420h458" svg:viewBox="0 0 459 1">
            <text:p/>
          </draw:connector>
          <draw:connector draw:name="Straight Connector 166" draw:style-name="gr2" draw:text-style-name="P2" draw:layer="layout" draw:type="line" svg:x1="18.97cm" svg:y1="1.208cm" svg:x2="19.428cm" svg:y2="1.208cm" svg:d="M18970 1208h458" svg:viewBox="0 0 459 1">
            <text:p/>
          </draw:connector>
        </draw:g>
        <draw:g draw:name="Group 167">
          <draw:connector draw:name="Straight Connector 168" draw:style-name="gr2" draw:text-style-name="P2" draw:layer="layout" draw:type="line" svg:x1="17.494cm" svg:y1="0.997cm" svg:x2="17.953cm" svg:y2="0.997cm" svg:d="M17494 997h459" svg:viewBox="0 0 460 1">
            <text:p/>
          </draw:connector>
          <draw:connector draw:name="Straight Connector 169" draw:style-name="gr2" draw:text-style-name="P2" draw:layer="layout" draw:type="line" svg:x1="17.494cm" svg:y1="1.42cm" svg:x2="17.953cm" svg:y2="1.42cm" svg:d="M17494 1420h459" svg:viewBox="0 0 460 1">
            <text:p/>
          </draw:connector>
          <draw:connector draw:name="Straight Connector 170" draw:style-name="gr2" draw:text-style-name="P2" draw:layer="layout" draw:type="line" svg:x1="17.494cm" svg:y1="1.208cm" svg:x2="17.953cm" svg:y2="1.208cm" svg:d="M17494 1208h459" svg:viewBox="0 0 460 1">
            <text:p/>
          </draw:connector>
        </draw:g>
        <draw:g draw:name="Group 171">
          <draw:connector draw:name="Straight Connector 172" draw:style-name="gr2" draw:text-style-name="P2" draw:layer="layout" draw:type="line" svg:x1="16.019cm" svg:y1="0.997cm" svg:x2="16.477cm" svg:y2="0.997cm" svg:d="M16019 997h458" svg:viewBox="0 0 459 1">
            <text:p/>
          </draw:connector>
          <draw:connector draw:name="Straight Connector 173" draw:style-name="gr2" draw:text-style-name="P2" draw:layer="layout" draw:type="line" svg:x1="16.019cm" svg:y1="1.42cm" svg:x2="16.477cm" svg:y2="1.42cm" svg:d="M16019 1420h458" svg:viewBox="0 0 459 1">
            <text:p/>
          </draw:connector>
          <draw:connector draw:name="Straight Connector 174" draw:style-name="gr2" draw:text-style-name="P2" draw:layer="layout" draw:type="line" svg:x1="16.019cm" svg:y1="1.208cm" svg:x2="16.477cm" svg:y2="1.208cm" svg:d="M16019 1208h458" svg:viewBox="0 0 459 1">
            <text:p/>
          </draw:connector>
        </draw:g>
        <draw:g draw:name="Group 175">
          <draw:connector draw:name="Straight Connector 176" draw:style-name="gr2" draw:text-style-name="P2" draw:layer="layout" draw:type="line" svg:x1="14.543cm" svg:y1="0.997cm" svg:x2="15.001cm" svg:y2="0.997cm" svg:d="M14543 997h458" svg:viewBox="0 0 459 1">
            <text:p/>
          </draw:connector>
          <draw:connector draw:name="Straight Connector 177" draw:style-name="gr2" draw:text-style-name="P2" draw:layer="layout" draw:type="line" svg:x1="14.543cm" svg:y1="1.42cm" svg:x2="15.001cm" svg:y2="1.42cm" svg:d="M14543 1420h458" svg:viewBox="0 0 459 1">
            <text:p/>
          </draw:connector>
          <draw:connector draw:name="Straight Connector 178" draw:style-name="gr2" draw:text-style-name="P2" draw:layer="layout" draw:type="line" svg:x1="14.543cm" svg:y1="1.208cm" svg:x2="15.001cm" svg:y2="1.208cm" svg:d="M14543 1208h458" svg:viewBox="0 0 459 1">
            <text:p/>
          </draw:connector>
        </draw:g>
        <draw:g draw:name="Group 179">
          <draw:connector draw:name="Straight Connector 180" draw:style-name="gr2" draw:text-style-name="P2" draw:layer="layout" draw:type="line" svg:x1="13.067cm" svg:y1="0.997cm" svg:x2="13.526cm" svg:y2="0.997cm" svg:d="M13067 997h459" svg:viewBox="0 0 460 1">
            <text:p/>
          </draw:connector>
          <draw:connector draw:name="Straight Connector 181" draw:style-name="gr2" draw:text-style-name="P2" draw:layer="layout" draw:type="line" svg:x1="13.067cm" svg:y1="1.42cm" svg:x2="13.526cm" svg:y2="1.42cm" svg:d="M13067 1420h459" svg:viewBox="0 0 460 1">
            <text:p/>
          </draw:connector>
          <draw:connector draw:name="Straight Connector 182" draw:style-name="gr2" draw:text-style-name="P2" draw:layer="layout" draw:type="line" svg:x1="13.067cm" svg:y1="1.208cm" svg:x2="13.526cm" svg:y2="1.208cm" svg:d="M13067 1208h459" svg:viewBox="0 0 460 1">
            <text:p/>
          </draw:connector>
        </draw:g>
        <draw:g draw:name="Group 183">
          <draw:connector draw:name="Straight Connector 184" draw:style-name="gr2" draw:text-style-name="P2" draw:layer="layout" draw:type="line" svg:x1="11.592cm" svg:y1="0.997cm" svg:x2="12.05cm" svg:y2="0.997cm" svg:d="M11592 997h458" svg:viewBox="0 0 459 1">
            <text:p/>
          </draw:connector>
          <draw:connector draw:name="Straight Connector 185" draw:style-name="gr2" draw:text-style-name="P2" draw:layer="layout" draw:type="line" svg:x1="11.592cm" svg:y1="1.42cm" svg:x2="12.05cm" svg:y2="1.42cm" svg:d="M11592 1420h458" svg:viewBox="0 0 459 1">
            <text:p/>
          </draw:connector>
          <draw:connector draw:name="Straight Connector 186" draw:style-name="gr2" draw:text-style-name="P2" draw:layer="layout" draw:type="line" svg:x1="11.592cm" svg:y1="1.208cm" svg:x2="12.05cm" svg:y2="1.208cm" svg:d="M11592 1208h458" svg:viewBox="0 0 459 1">
            <text:p/>
          </draw:connector>
        </draw:g>
        <draw:g draw:name="Group 187">
          <draw:connector draw:name="Straight Connector 188" draw:style-name="gr2" draw:text-style-name="P2" draw:layer="layout" draw:type="line" svg:x1="10.116cm" svg:y1="0.997cm" svg:x2="10.574cm" svg:y2="0.997cm" svg:d="M10116 997h458" svg:viewBox="0 0 459 1">
            <text:p/>
          </draw:connector>
          <draw:connector draw:name="Straight Connector 189" draw:style-name="gr2" draw:text-style-name="P2" draw:layer="layout" draw:type="line" svg:x1="10.116cm" svg:y1="1.42cm" svg:x2="10.574cm" svg:y2="1.42cm" svg:d="M10116 1420h458" svg:viewBox="0 0 459 1">
            <text:p/>
          </draw:connector>
          <draw:connector draw:name="Straight Connector 190" draw:style-name="gr2" draw:text-style-name="P2" draw:layer="layout" draw:type="line" svg:x1="10.116cm" svg:y1="1.208cm" svg:x2="10.574cm" svg:y2="1.208cm" svg:d="M10116 1208h458" svg:viewBox="0 0 459 1">
            <text:p/>
          </draw:connector>
        </draw:g>
        <draw:g draw:name="Group 191">
          <draw:connector draw:name="Straight Connector 192" draw:style-name="gr2" draw:text-style-name="P2" draw:layer="layout" draw:type="line" svg:x1="5.689cm" svg:y1="0.997cm" svg:x2="6.147cm" svg:y2="0.997cm" svg:d="M5689 997h458" svg:viewBox="0 0 459 1">
            <text:p/>
          </draw:connector>
          <draw:connector draw:name="Straight Connector 193" draw:style-name="gr2" draw:text-style-name="P2" draw:layer="layout" draw:type="line" svg:x1="5.689cm" svg:y1="1.42cm" svg:x2="6.147cm" svg:y2="1.42cm" svg:d="M5689 1420h458" svg:viewBox="0 0 459 1">
            <text:p/>
          </draw:connector>
          <draw:connector draw:name="Straight Connector 194" draw:style-name="gr2" draw:text-style-name="P2" draw:layer="layout" draw:type="line" svg:x1="5.689cm" svg:y1="1.208cm" svg:x2="6.147cm" svg:y2="1.208cm" svg:d="M5689 1208h458" svg:viewBox="0 0 459 1">
            <text:p/>
          </draw:connector>
        </draw:g>
        <draw:g draw:name="Group 195">
          <draw:connector draw:name="Straight Connector 196" draw:style-name="gr2" draw:text-style-name="P2" draw:layer="layout" draw:type="line" svg:x1="7.165cm" svg:y1="0.997cm" svg:x2="7.623cm" svg:y2="0.997cm" svg:d="M7165 997h458" svg:viewBox="0 0 459 1">
            <text:p/>
          </draw:connector>
          <draw:connector draw:name="Straight Connector 197" draw:style-name="gr2" draw:text-style-name="P2" draw:layer="layout" draw:type="line" svg:x1="7.165cm" svg:y1="1.42cm" svg:x2="7.623cm" svg:y2="1.42cm" svg:d="M7165 1420h458" svg:viewBox="0 0 459 1">
            <text:p/>
          </draw:connector>
          <draw:connector draw:name="Straight Connector 198" draw:style-name="gr2" draw:text-style-name="P2" draw:layer="layout" draw:type="line" svg:x1="7.165cm" svg:y1="1.208cm" svg:x2="7.623cm" svg:y2="1.208cm" svg:d="M7165 1208h458" svg:viewBox="0 0 459 1">
            <text:p/>
          </draw:connector>
        </draw:g>
        <draw:g draw:name="Group 199">
          <draw:connector draw:name="Straight Connector 200" draw:style-name="gr2" draw:text-style-name="P2" draw:layer="layout" draw:type="line" svg:x1="8.64cm" svg:y1="0.997cm" svg:x2="9.099cm" svg:y2="0.997cm" svg:d="M8640 997h459" svg:viewBox="0 0 460 1">
            <text:p/>
          </draw:connector>
          <draw:connector draw:name="Straight Connector 201" draw:style-name="gr2" draw:text-style-name="P2" draw:layer="layout" draw:type="line" svg:x1="8.64cm" svg:y1="1.42cm" svg:x2="9.099cm" svg:y2="1.42cm" svg:d="M8640 1420h459" svg:viewBox="0 0 460 1">
            <text:p/>
          </draw:connector>
          <draw:connector draw:name="Straight Connector 202" draw:style-name="gr2" draw:text-style-name="P2" draw:layer="layout" draw:type="line" svg:x1="8.64cm" svg:y1="1.208cm" svg:x2="9.099cm" svg:y2="1.208cm" svg:d="M8640 1208h459" svg:viewBox="0 0 460 1">
            <text:p/>
          </draw:connector>
        </draw:g>
        <draw:g draw:name="Group 203">
          <draw:connector draw:name="Straight Connector 204" draw:style-name="gr2" draw:text-style-name="P2" draw:layer="layout" draw:type="line" svg:x1="2.738cm" svg:y1="0.997cm" svg:x2="3.196cm" svg:y2="0.997cm" svg:d="M2738 997h458" svg:viewBox="0 0 459 1">
            <text:p/>
          </draw:connector>
          <draw:connector draw:name="Straight Connector 205" draw:style-name="gr2" draw:text-style-name="P2" draw:layer="layout" draw:type="line" svg:x1="2.738cm" svg:y1="1.42cm" svg:x2="3.196cm" svg:y2="1.42cm" svg:d="M2738 1420h458" svg:viewBox="0 0 459 1">
            <text:p/>
          </draw:connector>
          <draw:connector draw:name="Straight Connector 206" draw:style-name="gr2" draw:text-style-name="P2" draw:layer="layout" draw:type="line" svg:x1="2.738cm" svg:y1="1.208cm" svg:x2="3.196cm" svg:y2="1.208cm" svg:d="M2738 1208h458" svg:viewBox="0 0 459 1">
            <text:p/>
          </draw:connector>
        </draw:g>
        <draw:g draw:name="Group 207">
          <draw:connector draw:name="Straight Connector 208" draw:style-name="gr2" draw:text-style-name="P2" draw:layer="layout" draw:type="line" svg:x1="20.446cm" svg:y1="0.997cm" svg:x2="20.904cm" svg:y2="0.997cm" svg:d="M20446 997h458" svg:viewBox="0 0 459 1">
            <text:p/>
          </draw:connector>
          <draw:connector draw:name="Straight Connector 209" draw:style-name="gr2" draw:text-style-name="P2" draw:layer="layout" draw:type="line" svg:x1="20.446cm" svg:y1="1.42cm" svg:x2="20.904cm" svg:y2="1.42cm" svg:d="M20446 1420h458" svg:viewBox="0 0 459 1">
            <text:p/>
          </draw:connector>
          <draw:connector draw:name="Straight Connector 210" draw:style-name="gr2" draw:text-style-name="P2" draw:layer="layout" draw:type="line" svg:x1="20.446cm" svg:y1="1.208cm" svg:x2="20.904cm" svg:y2="1.208cm" svg:d="M20446 1208h458" svg:viewBox="0 0 459 1">
            <text:p/>
          </draw:connector>
        </draw:g>
        <draw:custom-shape draw:name="Rectangle: Rounded Corners 14" draw:style-name="gr3" draw:text-style-name="P1" draw:layer="layout" svg:width="0.631cm" svg:height="0.603cm" svg:x="4.741cm" svg:y="3.99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5" draw:style-name="gr3" draw:text-style-name="P1" draw:layer="layout" svg:width="0.631cm" svg:height="0.603cm" svg:x="4.741cm" svg:y="8.60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7" draw:style-name="gr3" draw:text-style-name="P1" draw:layer="layout" svg:width="0.631cm" svg:height="0.603cm" svg:x="7.069cm" svg:y="6.2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9" draw:style-name="gr3" draw:text-style-name="P1" draw:layer="layout" svg:width="0.631cm" svg:height="0.603cm" draw:transform="rotate (-2.35619449019235) translate (3.754cm 5.007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1" draw:style-name="gr3" draw:text-style-name="P1" draw:layer="layout" svg:width="0.631cm" svg:height="0.603cm" svg:x="2.452cm" svg:y="6.2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9" draw:style-name="gr3" draw:text-style-name="P1" draw:layer="layout" svg:width="0.631cm" svg:height="0.603cm" draw:transform="rotate (-2.35619449019235) translate (7.174cm 8.112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30" draw:style-name="gr3" draw:text-style-name="P1" draw:layer="layout" svg:width="0.631cm" svg:height="0.603cm" draw:transform="rotate (-2.35619449019235) translate (3.754cm 8.112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31" draw:style-name="gr3" draw:text-style-name="P1" draw:layer="layout" svg:width="0.631cm" svg:height="0.603cm" draw:transform="rotate (-2.35619449019235) translate (7.174cm 5.007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reeform: Shape 44" draw:style-name="gr4" draw:text-style-name="P1" draw:layer="layout" svg:width="6.151cm" svg:height="7.765cm" svg:x="2cm" svg:y="3.529cm">
          <text:p/>
          <draw:enhanced-geometry draw:mirror-horizontal="false" draw:mirror-vertical="false" drawooo:sub-view-size="2214748 2795595" draw:text-areas="0 0 ?f20 ?f21" svg:viewBox="0 0 0 0" draw:type="ooxml-non-primitive" draw:enhanced-path="M 1107374 0 C 1718960 0 2214748 495788 2214748 1107374 2214748 1489615 2021081 1826623 1726518 2025626 L 1547676 2122698 1547676 2795595 700643 2795595 700643 2136623 676334 2127725 C 278881 1959617 0 1566063 0 1107374 0 495788 495788 0 1107374 0 Z N">
            <draw:equation draw:name="f0" draw:formula="1107374*logwidth/2214748"/>
            <draw:equation draw:name="f1" draw:formula="0*logheight/2795595"/>
            <draw:equation draw:name="f2" draw:formula="2214748*logwidth/2214748"/>
            <draw:equation draw:name="f3" draw:formula="1107374*logheight/2795595"/>
            <draw:equation draw:name="f4" draw:formula="1726518*logwidth/2214748"/>
            <draw:equation draw:name="f5" draw:formula="2025626*logheight/2795595"/>
            <draw:equation draw:name="f6" draw:formula="1547676*logwidth/2214748"/>
            <draw:equation draw:name="f7" draw:formula="2122698*logheight/2795595"/>
            <draw:equation draw:name="f8" draw:formula="1547676*logwidth/2214748"/>
            <draw:equation draw:name="f9" draw:formula="2795595*logheight/2795595"/>
            <draw:equation draw:name="f10" draw:formula="700643*logwidth/2214748"/>
            <draw:equation draw:name="f11" draw:formula="2795595*logheight/2795595"/>
            <draw:equation draw:name="f12" draw:formula="700643*logwidth/2214748"/>
            <draw:equation draw:name="f13" draw:formula="2136623*logheight/2795595"/>
            <draw:equation draw:name="f14" draw:formula="676334*logwidth/2214748"/>
            <draw:equation draw:name="f15" draw:formula="2127725*logheight/2795595"/>
            <draw:equation draw:name="f16" draw:formula="0*logwidth/2214748"/>
            <draw:equation draw:name="f17" draw:formula="1107374*logheight/2795595"/>
            <draw:equation draw:name="f18" draw:formula="1107374*logwidth/2214748"/>
            <draw:equation draw:name="f19" draw:formula="0*logheight/2795595"/>
            <draw:equation draw:name="f20" draw:formula="logwidth"/>
            <draw:equation draw:name="f21" draw:formula="logheight"/>
          </draw:enhanced-geometry>
        </draw:custom-shape>
        <draw:g draw:name="Group 43">
          <draw:connector draw:name="Straight Connector 36" draw:style-name="gr2" draw:text-style-name="P2" draw:layer="layout" draw:type="line" svg:x1="5.343cm" svg:y1="11.294cm" svg:x2="5.343cm" svg:y2="10.465cm" svg:d="M5343 11294v-829" svg:viewBox="0 0 1 830">
            <text:p/>
          </draw:connector>
          <draw:connector draw:name="Straight Connector 40" draw:style-name="gr2" draw:text-style-name="P2" draw:layer="layout" draw:type="line" svg:x1="5.876cm" svg:y1="11.294cm" svg:x2="5.876cm" svg:y2="10.465cm" svg:d="M5876 11294v-829" svg:viewBox="0 0 1 830">
            <text:p/>
          </draw:connector>
          <draw:connector draw:name="Straight Connector 41" draw:style-name="gr2" draw:text-style-name="P2" draw:layer="layout" draw:type="line" svg:x1="4.809cm" svg:y1="11.294cm" svg:x2="4.809cm" svg:y2="10.465cm" svg:d="M4809 11294v-829" svg:viewBox="0 0 1 830">
            <text:p/>
          </draw:connector>
          <draw:connector draw:name="Straight Connector 42" draw:style-name="gr2" draw:text-style-name="P2" draw:layer="layout" draw:type="line" svg:x1="4.275cm" svg:y1="11.294cm" svg:x2="4.275cm" svg:y2="10.465cm" svg:d="M4275 11294v-829" svg:viewBox="0 0 1 830">
            <text:p/>
          </draw:connector>
        </draw:g>
        <draw:custom-shape draw:name="Oval 45" draw:style-name="gr5" draw:text-style-name="P1" draw:layer="layout" svg:width="1.203cm" svg:height="1.203cm" svg:x="4.455cm" svg:y="5.98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modern" style:font-pitch="fixed"/>
    <style:font-face style:name="Arial Unicode MS1" svg:font-family="'Arial Unicode M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08:40:02.160894539</meta:creation-date>
    <dc:date>2023-09-22T08:41:07.259722340</dc:date>
    <meta:editing-duration>PT1M5S</meta:editing-duration>
    <meta:editing-cycles>2</meta:editing-cycles>
    <meta:generator>LibreOffice/7.5.4.1$Linux_X86_64 LibreOffice_project/50$Build-1</meta:generator>
    <meta:document-statistic meta:object-count="113"/>
  </office:meta>
</office:document-meta>
</file>